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dd8e4" officeooo:paragraph-rsid="001dd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катерина Гавриков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9T00:20:15.968000000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7.2.5.2$Windows_X86_64 LibreOffice_project/499f9727c189e6ef3471021d6132d4c694f357e5</meta:generator>
  </office:meta>
</office:document-meta>
</file>